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23a7" officeooo:paragraph-rsid="000a23a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/>
      <text:p text:style-name="Standard">int main()</text:p>
      <text:p text:style-name="Standard">{</text:p>
      <text:p text:style-name="Standard"><text:s text:c="4"/>int i=55;</text:p>
      <text:p text:style-name="Standard"/>
      <text:p text:style-name="Standard"><text:s text:c="4"/>int k=77;</text:p>
      <text:p text:style-name="Standard"/>
      <text:p text:style-name="Standard"><text:s text:c="4"/>printf ("values <text:s/>before swapping is: i=%d k=%d\n ",i,k);</text:p>
      <text:p text:style-name="Standard"/>
      <text:p text:style-name="Standard"><text:s text:c="4"/></text:p>
      <text:p text:style-name="Standard"><text:s text:c="4"/>i = i^k;</text:p>
      <text:p text:style-name="Standard"><text:s text:c="4"/>k = i^k;</text:p>
      <text:p text:style-name="Standard"><text:s text:c="4"/>i = i^k;</text:p>
      <text:p text:style-name="Standard"><text:s text:c="4"/></text:p>
      <text:p text:style-name="Standard"><text:s text:c="4"/>printf ("values after swapping is i=%d k=%d: ",i,k);</text:p>
      <text:p text:style-name="Standard"><text:s text:c="4"/>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P1">Output <text:s/>:</text:p>
      <text:p text:style-name="P1"/>
      <text:p text:style-name="P1"/>
      <text:p text:style-name="P1"/>
      <text:p text:style-name="P1"/>
      <text:p text:style-name="P1">values <text:s/>before swapping is: i=55 k=77</text:p>
      <text:p text:style-name="P1"><text:s/>values after swapping is i=77 k=55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0T16:58:36.960864844</meta:creation-date>
    <dc:date>2022-09-20T16:59:43.153491566</dc:date>
    <meta:editing-duration>PT1M6S</meta:editing-duration>
    <meta:editing-cycles>1</meta:editing-cycles>
    <meta:document-statistic meta:table-count="0" meta:image-count="0" meta:object-count="0" meta:page-count="1" meta:paragraph-count="17" meta:word-count="49" meta:character-count="302" meta:non-whitespace-character-count="223"/>
    <meta:generator>LibreOffice/6.4.7.2$Linux_X86_64 LibreOffice_project/40$Build-2</meta:generator>
  </office:meta>
</office:document-meta>
</file>